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29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2]-[.F12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3]-[.F13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3])" office:value-type="float" office:value="840" calcext:value-type="float">
            <text:p>84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6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1.2476316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21.248748326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08-01T14:40:21.935627119</dc:date>
    <meta:editing-cycles>674</meta:editing-cycles>
    <meta:editing-duration>PT4H58M51S</meta:editing-duration>
    <meta:document-statistic meta:table-count="1" meta:cell-count="92" meta:object-count="0"/>
    <meta:user-defined meta:name="Info 0"/>
    <meta:user-defined meta:name="Info 1"/>
    <meta:user-defined meta:name="Info 2"/>
    <meta:user-defined meta:name="Info 3"/>
  </office:meta>
</office:document-meta>
</file>